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ref. Jestem Twój</text:span><text:span text:style-name="T1"><text:line-break/></text:span><text:span text:style-name="T2">ppp</text:span><text:span text:style-name="T1"><text:line-break/></text:span><text:span text:style-name="T1">na wieki Twój</text:span><text:span text:style-name="T1"><text:line-break/></text:span><text:span text:style-name="T2">ppp</text:span><text:span text:style-name="T1"><text:line-break/></text:span><text:span text:style-name="T1">Nikt i nic </text:span><text:span text:style-name="T1">nie rozerwie już</text:span><text:span text:style-name="T1"><text:line-break/></text:span><text:span text:style-name="T2">ppp</text:span><text:span text:style-name="T1"><text:line-break/></text:span><text:span text:style-name="T1">więzów miłości Twej</text:span><text:span text:style-name="T1"><text:line-break/></text:span><text:span text:style-name="T2">ppp</text:span><text:span text:style-name="T1"><text:line-break/></text:span><text:span text:style-name="T1">Jesteś Mój na wieki Mój</text:span><text:span text:style-name="T1"><text:line-break/></text:span><text:span text:style-name="T2">ppp</text:span><text:span text:style-name="T1"><text:line-break/></text:span><text:span text:style-name="T1">Twoja Miłość złączyła nas</text:span><text:span text:style-name="T1"><text:line-break/></text:span><text:span text:style-name="T2">ppp</text:span><text:span text:style-name="T1"><text:line-break/></text:span><text:span text:style-name="T1">- Twój krzy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I nic więcej</text:span><text:span text:style-name="T1"><text:line-break/></text:span><text:span text:style-name="T1">już nie potrzeba mi</text:span><text:span text:style-name="T1"><text:line-break/></text:span><text:span text:style-name="T1">Niczego już nie pragnę</text:span><text:span text:style-name="T1"><text:line-break/></text:span><text:span text:style-name="T1">gdy przy mnie jesteś Ty</text:span><text:span text:style-name="T1"><text:line-break/></text:span><text:span text:style-name="T1">Twoja łaska wzmacnia mnie</text:span><text:span text:style-name="T1"><text:line-break/></text:span><text:span text:style-name="T1">Słowo Twe oczyszcza mnie</text:span><text:span text:style-name="T1"><text:line-break/></text:span><text:span text:style-name="T1">Jesteś drogą, prawdą,</text:span><text:span text:style-name="T1"><text:line-break/></text:span><text:span text:style-name="T1">życiem mym na zaws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Jestem Twój</text:span><text:span text:style-name="T1"><text:line-break/></text:span><text:span text:style-name="T2">ppp</text:span><text:span text:style-name="T1"><text:line-break/></text:span><text:span text:style-name="T1">na wieki Twój</text:span><text:span text:style-name="T1"><text:line-break/></text:span><text:span text:style-name="T2">ppp</text:span><text:span text:style-name="T1"><text:line-break/></text:span><text:span text:style-name="T1">Nikt i nic </text:span><text:span text:style-name="T1">nie rozerwie już</text:span><text:span text:style-name="T1"><text:line-break/></text:span><text:span text:style-name="T2">ppp</text:span><text:span text:style-name="T1"><text:line-break/></text:span><text:span text:style-name="T1">więzów miłości Twej</text:span><text:span text:style-name="T1"><text:line-break/></text:span><text:span text:style-name="T2">ppp</text:span><text:span text:style-name="T1"><text:line-break/></text:span><text:span text:style-name="T1">Jesteś Mój na wieki Mój</text:span><text:span text:style-name="T1"><text:line-break/></text:span><text:span text:style-name="T2">ppp</text:span><text:span text:style-name="T1"><text:line-break/></text:span><text:span text:style-name="T1">Twoja Miłość złączyła nas</text:span><text:span text:style-name="T1"><text:line-break/></text:span><text:span text:style-name="T2">ppp</text:span><text:span text:style-name="T1"><text:line-break/></text:span><text:span text:style-name="T1">- Twój krzy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Imię Twoje Panie</text:span><text:span text:style-name="T1"><text:line-break/></text:span><text:span text:style-name="T1">jest jak miód</text:span><text:span text:style-name="T1"><text:line-break/></text:span><text:span text:style-name="T1">Dotyk Twój rozpala</text:span><text:span text:style-name="T1"><text:line-break/></text:span><text:span text:style-name="T1">Ogień w sercu mym</text:span><text:span text:style-name="T1"><text:line-break/></text:span><text:span text:style-name="T1">Twoja krew obmyła mnie,</text:span><text:span text:style-name="T1"><text:line-break/></text:span><text:span text:style-name="T1">Twoja śmierć zmazała grzech</text:span><text:span text:style-name="T1"><text:line-break/></text:span><text:span text:style-name="T1">Dziś w światłości z Tobą</text:span><text:span text:style-name="T1"><text:line-break/></text:span><text:span text:style-name="T1">mogę żyć na zaws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Jestem Twój</text:span><text:span text:style-name="T1"><text:line-break/></text:span><text:span text:style-name="T2">ppp</text:span><text:span text:style-name="T1"><text:line-break/></text:span><text:span text:style-name="T1">na wieki Twój</text:span><text:span text:style-name="T1"><text:line-break/></text:span><text:span text:style-name="T2">ppp</text:span><text:span text:style-name="T1"><text:line-break/></text:span><text:span text:style-name="T1">Nikt i nic </text:span><text:span text:style-name="T1">nie rozerwie już</text:span><text:span text:style-name="T1"><text:line-break/></text:span><text:span text:style-name="T2">ppp</text:span><text:span text:style-name="T1"><text:line-break/></text:span><text:span text:style-name="T1">więzów miłości Twej</text:span><text:span text:style-name="T1"><text:line-break/></text:span><text:span text:style-name="T2">ppp</text:span><text:span text:style-name="T1"><text:line-break/></text:span><text:span text:style-name="T1">Jesteś Mój na wieki Mój</text:span><text:span text:style-name="T1"><text:line-break/></text:span><text:span text:style-name="T2">ppp</text:span><text:span text:style-name="T1"><text:line-break/></text:span><text:span text:style-name="T1">Twoja Miłość złączyła nas</text:span><text:span text:style-name="T1"><text:line-break/></text:span><text:span text:style-name="T2">ppp</text:span><text:span text:style-name="T1"><text:line-break/></text:span><text:span text:style-name="T1">- Twój krzy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30T23:17:53</meta:creation-date>
    <dc:creator>Rafał Talacha</dc:creator>
    <dc:date>2009-01-13T10:59:22</dc:date>
    <dc:language>pl-PL</dc:language>
    <meta:editing-cycles>5</meta:editing-cycles>
    <meta:editing-duration>PT6M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